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86cm" fo:min-width="2.6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63cm" fo:min-width="2.60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841cm" fo:min-width="11.82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29cm" fo:min-width="11.8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863cm" fo:min-width="8.41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34cm" fo:min-width="8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37cm" fo:min-width="1.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09cm" fo:min-width="7.3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3.35cm" fo:min-width="7.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909cm" fo:min-width="10.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0.7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0.386cm" fo:min-width="0.1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9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21cm" fo:min-width="0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5cm"/>
    </style:style>
    <style:style style:name="gr25" style:family="graphic" style:parent-style-name="standard">
      <style:graphic-properties svg:stroke-color="#000000" draw:fill-color="#ff3333" draw:textarea-horizontal-align="justify" draw:textarea-vertical-align="middle" draw:auto-grow-height="false" fo:min-height="0.034cm" fo:min-width="0cm"/>
    </style:style>
    <style:style style:name="gr26" style:family="graphic" style:parent-style-name="standard">
      <style:graphic-properties svg:stroke-color="#000000" draw:fill-color="#ff3333" draw:textarea-horizontal-align="justify" draw:textarea-vertical-align="middle" draw:auto-grow-height="false" fo:min-height="0.104cm" fo:min-width="0cm"/>
    </style:style>
    <style:style style:name="gr27" style:family="graphic" style:parent-style-name="standard">
      <style:graphic-properties svg:stroke-color="#000000" draw:fill-color="#ff3333" draw:textarea-horizontal-align="justify" draw:textarea-vertical-align="middle" draw:auto-grow-height="false" fo:min-height="0.174cm" fo:min-width="0cm"/>
    </style:style>
    <style:style style:name="gr28" style:family="graphic" style:parent-style-name="standard">
      <style:graphic-properties svg:stroke-color="#b2b2b2" draw:fill-color="#b2b2b2" draw:textarea-horizontal-align="justify" draw:textarea-vertical-align="middle" draw:auto-grow-height="false" fo:min-height="0.026cm" fo:min-width="1.7cm"/>
    </style:style>
    <style:style style:name="gr29" style:family="graphic" style:parent-style-name="standard">
      <style:graphic-properties svg:stroke-color="#b2b2b2" draw:fill-color="#b2b2b2" draw:textarea-horizontal-align="justify" draw:textarea-vertical-align="middle" draw:auto-grow-height="false" fo:min-height="0.025cm" fo:min-width="0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909cm" fo:min-width="10.7cm"/>
    </style:style>
    <style:style style:name="gr31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7.3cm"/>
    </style:style>
    <style:style style:name="gr32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5.9cm"/>
    </style:style>
    <style:style style:name="gr33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0.6cm"/>
    </style:style>
    <style:style style:name="gr34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7.1cm"/>
    </style:style>
    <style:style style:name="gr35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2.9cm"/>
    </style:style>
    <style:style style:name="gr36" style:family="graphic" style:parent-style-name="standard">
      <style:graphic-properties svg:stroke-color="#b2b2b2" draw:fill-color="#3333ff" draw:textarea-horizontal-align="justify" draw:textarea-vertical-align="middle" draw:auto-grow-height="false" fo:min-height="0.026cm" fo:min-width="1.7cm"/>
    </style:style>
    <style:style style:name="gr37" style:family="graphic" style:parent-style-name="standard">
      <style:graphic-properties svg:stroke-color="#b2b2b2" draw:fill-color="#3333ff" draw:textarea-horizontal-align="justify" draw:textarea-vertical-align="middle" draw:auto-grow-height="false" fo:min-height="0.35cm" fo:min-width="7.3cm"/>
    </style:style>
    <style:style style:name="gr38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3.1cm"/>
    </style:style>
    <style:style style:name="gr39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1.1cm"/>
    </style:style>
    <style:style style:name="gr40" style:family="graphic" style:parent-style-name="standard">
      <style:graphic-properties svg:stroke-color="#b2b2b2" draw:fill-color="#3333ff" draw:textarea-horizontal-align="justify" draw:textarea-vertical-align="middle" draw:auto-grow-height="false" fo:min-height="2.15cm" fo:min-width="10.7cm"/>
    </style:style>
    <style:style style:name="gr41" style:family="graphic">
      <style:graphic-properties style:protect="siz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</style:style>
    <style:style style:name="gr45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0.5cm"/>
    </style:style>
    <style:style style:name="gr46" style:family="graphic" style:parent-style-name="standard">
      <style:graphic-properties svg:stroke-color="#b2b2b2" draw:fill-color="#3333ff" draw:textarea-horizontal-align="justify" draw:textarea-vertical-align="middle" draw:auto-grow-height="false" fo:min-height="0.35cm" fo:min-width="0.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font-size="16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4pt" style:font-size-complex="14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  <style:text-properties fo:font-size="16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3333ff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3.106cm" svg:height="4.136cm" svg:x="0.697cm" svg:y="3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106cm" svg:height="0.713cm" svg:x="0.697cm" svg:y="3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6cm" svg:height="0.865cm" svg:x="0.6cm" svg:y="3.527cm">
            <draw:text-box>
              <text:p><text:span text:style-name="T1">Title</text:span></text:p>
            </draw:text-box>
          </draw:frame>
          <draw:g>
            <draw:custom-shape draw:style-name="gr4" draw:text-style-name="P1" draw:layer="layout" svg:width="12.321cm" svg:height="8.091cm" svg:x="14.287cm" svg:y="1.9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12.321cm" svg:height="0.779cm" svg:x="14.287cm" svg:y="1.9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3" draw:layer="layout" svg:width="2.463cm" svg:height="0.878cm" svg:x="14.287cm" svg:y="1.939cm">
              <draw:text-box>
                <text:p><text:span text:style-name="T2">Title</text:span></text:p>
              </draw:text-box>
            </draw:frame>
            <draw:g>
              <draw:frame draw:style-name="gr6" draw:text-style-name="P3" draw:layer="layout" svg:width="2.465cm" svg:height="0.878cm" svg:x="21.268cm" svg:y="1.939cm">
                <draw:text-box>
                  <text:p><text:span text:style-name="T2">Home</text:span></text:p>
                </draw:text-box>
              </draw:frame>
              <draw:frame draw:style-name="gr6" draw:text-style-name="P3" draw:layer="layout" svg:width="2.465cm" svg:height="0.878cm" svg:x="22.993cm" svg:y="1.939cm">
                <draw:text-box>
                  <text:p><text:span text:style-name="T2">Data</text:span></text:p>
                </draw:text-box>
              </draw:frame>
              <draw:frame draw:style-name="gr6" draw:text-style-name="P3" draw:layer="layout" svg:width="2.464cm" svg:height="0.878cm" svg:x="24.636cm" svg:y="1.909cm">
                <draw:text-box>
                  <text:p><text:span text:style-name="T2">About</text:span></text:p>
                </draw:text-box>
              </draw:frame>
            </draw:g>
          </draw:g>
          <draw:g>
            <draw:custom-shape draw:style-name="gr7" draw:text-style-name="P1" draw:layer="layout" svg:width="8.913cm" svg:height="6.113cm" svg:x="4.58cm" svg:y="2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8.913cm" svg:height="0.784cm" svg:x="4.58cm" svg:y="2.8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3" draw:layer="layout" svg:width="2.571cm" svg:height="0.878cm" svg:x="4.58cm" svg:y="2.838cm">
              <draw:text-box>
                <text:p><text:span text:style-name="T2">Title</text:span></text:p>
              </draw:text-box>
            </draw:frame>
            <draw:g>
              <draw:frame draw:style-name="gr6" draw:text-style-name="P3" draw:layer="layout" svg:width="2.571cm" svg:height="0.878cm" svg:x="8.008cm" svg:y="2.838cm">
                <draw:text-box>
                  <text:p><text:span text:style-name="T2">Home</text:span></text:p>
                </draw:text-box>
              </draw:frame>
              <draw:frame draw:style-name="gr6" draw:text-style-name="P3" draw:layer="layout" svg:width="2.57cm" svg:height="0.878cm" svg:x="9.808cm" svg:y="2.838cm">
                <draw:text-box>
                  <text:p><text:span text:style-name="T2">Data</text:span></text:p>
                </draw:text-box>
              </draw:frame>
              <draw:frame draw:style-name="gr6" draw:text-style-name="P3" draw:layer="layout" svg:width="2.572cm" svg:height="0.878cm" svg:x="11.521cm" svg:y="2.808cm">
                <draw:text-box>
                  <text:p><text:span text:style-name="T2">About</text:span></text:p>
                </draw:text-box>
              </draw:frame>
            </draw:g>
          </draw:g>
          <draw:frame draw:style-name="gr9" draw:text-style-name="P4" draw:layer="layout" svg:width="2.193cm" svg:height="1.673cm" svg:x="1.125cm" svg:y="2.552cm">
            <draw:text-box>
              <text:p><text:span text:style-name="T3">Small</text:span></text:p>
            </draw:text-box>
          </draw:frame>
          <draw:frame draw:style-name="gr10" draw:text-style-name="P4" draw:layer="layout" svg:width="2.912cm" svg:height="0.962cm" svg:x="7.686cm" svg:y="1.789cm">
            <draw:text-box>
              <text:p><text:span text:style-name="T3">Medium</text:span></text:p>
            </draw:text-box>
          </draw:frame>
          <draw:frame draw:style-name="gr10" draw:text-style-name="P4" draw:layer="layout" svg:width="2.912cm" svg:height="0.962cm" svg:x="19.043cm" svg:y="0.9cm">
            <draw:text-box>
              <text:p><text:span text:style-name="T3">Large</text:span></text:p>
            </draw:text-box>
          </draw:frame>
          <draw:custom-shape draw:style-name="gr11" draw:text-style-name="P5" draw:layer="layout" svg:width="2.4cm" svg:height="0.587cm" svg:x="0.967cm" svg:y="4.4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4cm" svg:height="2cm" svg:x="0.967cm" svg:y="5.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1.6cm" svg:height="1.701cm" svg:x="1.4cm" svg:y="5.569cm">
            <draw:text-box>
              <text:p><text:span text:style-name="T1">Intro Text</text:span></text:p>
            </draw:text-box>
          </draw:frame>
          <draw:frame draw:style-name="gr14" draw:text-style-name="P2" draw:layer="layout" svg:width="2.467cm" svg:height="0.806cm" svg:x="0.9cm" svg:y="4.328cm">
            <draw:text-box>
              <text:p><text:span text:style-name="T1">Heading</text:span></text:p>
            </draw:text-box>
          </draw:frame>
          <draw:custom-shape draw:style-name="gr15" draw:text-style-name="P5" draw:layer="layout" svg:width="7.8cm" svg:height="0.859cm" svg:x="5.2cm" svg:y="3.94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7.8cm" svg:height="3.6cm" svg:x="5.2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2.7cm" svg:height="0.865cm" svg:x="7.9cm" svg:y="5.935cm">
            <draw:text-box>
              <text:p><text:span text:style-name="T1">Intro Text</text:span></text:p>
            </draw:text-box>
          </draw:frame>
          <draw:frame draw:style-name="gr14" draw:text-style-name="P2" draw:layer="layout" svg:width="2.467cm" svg:height="0.806cm" svg:x="8.033cm" svg:y="4cm">
            <draw:text-box>
              <text:p><text:span text:style-name="T1">Heading</text:span></text:p>
            </draw:text-box>
          </draw:frame>
          <draw:custom-shape draw:style-name="gr17" draw:text-style-name="P5" draw:layer="layout" svg:width="11cm" svg:height="1.159cm" svg:x="14.8cm" svg:y="3.24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1.2cm" svg:height="4.4cm" svg:x="14.8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2.7cm" svg:height="0.865cm" svg:x="19cm" svg:y="6.4cm">
            <draw:text-box>
              <text:p><text:span text:style-name="T1">Intro Text</text:span></text:p>
            </draw:text-box>
          </draw:frame>
          <draw:frame draw:style-name="gr14" draw:text-style-name="P2" draw:layer="layout" svg:width="2.467cm" svg:height="0.806cm" svg:x="19cm" svg:y="3.5cm">
            <draw:text-box>
              <text:p><text:span text:style-name="T1">Heading</text:span></text:p>
            </draw:text-box>
          </draw:frame>
          <draw:custom-shape draw:style-name="gr19" draw:text-style-name="P7" draw:layer="layout" svg:width="0.6cm" svg:height="0.6cm" svg:x="5.9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6cm" svg:height="0.6cm" svg:x="11.701cm" svg:y="4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0.898cm" svg:height="0.898cm" svg:x="15.302cm" svg:y="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0.898cm" svg:height="0.898cm" svg:x="24.503cm" svg:y="3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8" draw:layer="layout" svg:width="5.392cm" svg:height="1.195cm" svg:x="1cm" svg:y="0.7cm">
            <draw:text-box>
              <text:p><text:span text:style-name="T4">Home Page:</text:span></text:p>
            </draw:text-box>
          </draw:frame>
          <draw:custom-shape draw:style-name="gr1" draw:text-style-name="P1" draw:layer="layout" svg:width="3.106cm" svg:height="4.136cm" svg:x="0.697cm" svg:y="13.9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106cm" svg:height="0.713cm" svg:x="0.697cm" svg:y="13.9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2" draw:text-style-name="P1" draw:layer="layout" svg:width="0.47cm" svg:height="0.571cm" svg:x="2.754cm" svg:y="13.9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3" draw:text-style-name="P9" draw:layer="layout" svg:x1="2.813cm" svg:y1="14.212cm" svg:x2="3.166cm" svg:y2="14.212cm">
              <text:p/>
            </draw:line>
            <draw:line draw:style-name="gr23" draw:text-style-name="P9" draw:layer="layout" svg:x1="2.813cm" svg:y1="14.284cm" svg:x2="3.166cm" svg:y2="14.284cm">
              <text:p/>
            </draw:line>
            <draw:line draw:style-name="gr23" draw:text-style-name="P9" draw:layer="layout" svg:x1="2.813cm" svg:y1="14.355cm" svg:x2="3.166cm" svg:y2="14.355cm">
              <text:p/>
            </draw:line>
          </draw:g>
          <draw:frame draw:style-name="gr3" draw:text-style-name="P6" draw:layer="layout" svg:width="2.912cm" svg:height="0.865cm" svg:x="0.6cm" svg:y="13.927cm">
            <draw:text-box>
              <text:p><text:span text:style-name="T1">Title</text:span></text:p>
            </draw:text-box>
          </draw:frame>
          <draw:custom-shape draw:style-name="gr4" draw:text-style-name="P1" draw:layer="layout" svg:width="12.321cm" svg:height="8.091cm" svg:x="14.287cm" svg:y="12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2.321cm" svg:height="0.779cm" svg:x="14.287cm" svg:y="12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463cm" svg:height="0.878cm" svg:x="14.287cm" svg:y="12.339cm">
            <draw:text-box>
              <text:p><text:span text:style-name="T2">Title</text:span></text:p>
            </draw:text-box>
          </draw:frame>
          <draw:g>
            <draw:frame draw:style-name="gr6" draw:text-style-name="P3" draw:layer="layout" svg:width="2.465cm" svg:height="0.878cm" svg:x="20.468cm" svg:y="12.339cm">
              <draw:text-box>
                <text:p><text:span text:style-name="T2">Home</text:span></text:p>
              </draw:text-box>
            </draw:frame>
            <draw:frame draw:style-name="gr6" draw:text-style-name="P3" draw:layer="layout" svg:width="2.465cm" svg:height="0.878cm" svg:x="22.193cm" svg:y="12.339cm">
              <draw:text-box>
                <text:p><text:span text:style-name="T2">Data</text:span></text:p>
              </draw:text-box>
            </draw:frame>
            <draw:frame draw:style-name="gr6" draw:text-style-name="P3" draw:layer="layout" svg:width="2.464cm" svg:height="0.878cm" svg:x="23.836cm" svg:y="12.309cm">
              <draw:text-box>
                <text:p><text:span text:style-name="T2">About</text:span></text:p>
              </draw:text-box>
            </draw:frame>
          </draw:g>
          <draw:custom-shape draw:style-name="gr7" draw:text-style-name="P1" draw:layer="layout" svg:width="8.913cm" svg:height="6.113cm" svg:x="4.5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8.913cm" svg:height="0.784cm" svg:x="4.5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571cm" svg:height="0.878cm" svg:x="4.58cm" svg:y="13.238cm">
            <draw:text-box>
              <text:p><text:span text:style-name="T2">Title</text:span></text:p>
            </draw:text-box>
          </draw:frame>
          <draw:frame draw:style-name="gr6" draw:text-style-name="P10" draw:layer="layout" svg:width="2.571cm" svg:height="0.878cm" svg:x="7.808cm" svg:y="13.238cm">
            <draw:text-box>
              <text:p><text:span text:style-name="T5">Home</text:span></text:p>
            </draw:text-box>
          </draw:frame>
          <draw:frame draw:style-name="gr6" draw:text-style-name="P10" draw:layer="layout" svg:width="1.713cm" svg:height="0.878cm" svg:x="9.508cm" svg:y="13.238cm">
            <draw:text-box>
              <text:p><text:span text:style-name="T5">Data</text:span></text:p>
            </draw:text-box>
          </draw:frame>
          <draw:frame draw:style-name="gr6" draw:text-style-name="P10" draw:layer="layout" svg:width="2.572cm" svg:height="0.878cm" svg:x="11.021cm" svg:y="13.208cm">
            <draw:text-box>
              <text:p><text:span text:style-name="T5">About</text:span></text:p>
            </draw:text-box>
          </draw:frame>
          <draw:frame draw:style-name="gr9" draw:text-style-name="P4" draw:layer="layout" svg:width="2.193cm" svg:height="1.673cm" svg:x="1.125cm" svg:y="12.952cm">
            <draw:text-box>
              <text:p><text:span text:style-name="T3">Small</text:span></text:p>
            </draw:text-box>
          </draw:frame>
          <draw:frame draw:style-name="gr10" draw:text-style-name="P4" draw:layer="layout" svg:width="2.912cm" svg:height="0.962cm" svg:x="7.686cm" svg:y="12.189cm">
            <draw:text-box>
              <text:p><text:span text:style-name="T3">Medium</text:span></text:p>
            </draw:text-box>
          </draw:frame>
          <draw:frame draw:style-name="gr10" draw:text-style-name="P4" draw:layer="layout" svg:width="2.912cm" svg:height="0.962cm" svg:x="19.043cm" svg:y="11.3cm">
            <draw:text-box>
              <text:p><text:span text:style-name="T3">Large</text:span></text:p>
            </draw:text-box>
          </draw:frame>
          <draw:frame draw:style-name="gr24" draw:text-style-name="P8" draw:layer="layout" svg:width="4.875cm" svg:height="1.195cm" svg:x="1cm" svg:y="11cm">
            <draw:text-box>
              <text:p><text:span text:style-name="T4">Data Page:</text:span></text:p>
            </draw:text-box>
          </draw:frame>
          <draw:g>
            <draw:custom-shape draw:style-name="gr22" draw:text-style-name="P1" draw:layer="layout" svg:width="0.47cm" svg:height="0.571cm" svg:x="2.754cm" svg:y="13.9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3" draw:text-style-name="P9" draw:layer="layout" svg:x1="2.813cm" svg:y1="14.212cm" svg:x2="3.166cm" svg:y2="14.212cm">
              <text:p/>
            </draw:line>
            <draw:line draw:style-name="gr23" draw:text-style-name="P9" draw:layer="layout" svg:x1="2.813cm" svg:y1="14.284cm" svg:x2="3.166cm" svg:y2="14.284cm">
              <text:p/>
            </draw:line>
            <draw:line draw:style-name="gr23" draw:text-style-name="P9" draw:layer="layout" svg:x1="2.813cm" svg:y1="14.355cm" svg:x2="3.166cm" svg:y2="14.355cm">
              <text:p/>
            </draw:line>
          </draw:g>
          <draw:g>
            <draw:custom-shape draw:style-name="gr22" draw:text-style-name="P1" draw:layer="layout" svg:width="0.47cm" svg:height="0.571cm" svg:x="3.254cm" svg:y="3.5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3" draw:text-style-name="P9" draw:layer="layout" svg:x1="3.313cm" svg:y1="3.812cm" svg:x2="3.666cm" svg:y2="3.812cm">
              <text:p/>
            </draw:line>
            <draw:line draw:style-name="gr23" draw:text-style-name="P9" draw:layer="layout" svg:x1="3.313cm" svg:y1="3.884cm" svg:x2="3.666cm" svg:y2="3.884cm">
              <text:p/>
            </draw:line>
            <draw:line draw:style-name="gr23" draw:text-style-name="P9" draw:layer="layout" svg:x1="3.313cm" svg:y1="3.955cm" svg:x2="3.666cm" svg:y2="3.955cm">
              <text:p/>
            </draw:line>
          </draw:g>
          <draw:custom-shape draw:style-name="gr25" draw:text-style-name="P11" draw:layer="layout" svg:width="0.4cm" svg:height="0.4cm" svg:x="3.318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5cm" svg:height="0.5cm" svg:x="12.8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6cm" svg:height="0.6cm" svg:x="25.8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2" draw:layer="layout" svg:width="2.2cm" svg:height="0.276cm" svg:x="1.2cm" svg:y="15.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2.2cm" svg:height="0.276cm" svg:x="1.2cm" svg:y="16.01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2.2cm" svg:height="0.276cm" svg:x="1.2cm" svg:y="16.9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2.2cm" svg:height="0.276cm" svg:x="1.2cm" svg:y="17.32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2" draw:layer="layout" svg:width="0.4cm" svg:height="0.275cm" svg:x="1.5cm" svg:y="16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2" draw:layer="layout" svg:width="0.4cm" svg:height="0.275cm" svg:x="2.5cm" svg:y="16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2.4cm" svg:height="0.587cm" svg:x="1.112cm" svg:y="14.87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467cm" svg:height="0.806cm" svg:x="1.045cm" svg:y="14.792cm">
            <draw:text-box>
              <text:p><text:span text:style-name="T1">Heading</text:span></text:p>
            </draw:text-box>
          </draw:frame>
          <draw:custom-shape draw:style-name="gr15" draw:text-style-name="P5" draw:layer="layout" svg:width="7.8cm" svg:height="0.859cm" svg:x="5.2cm" svg:y="14.3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467cm" svg:height="0.806cm" svg:x="8.033cm" svg:y="14.394cm">
            <draw:text-box>
              <text:p><text:span text:style-name="T1">Heading</text:span></text:p>
            </draw:text-box>
          </draw:frame>
          <draw:custom-shape draw:style-name="gr19" draw:text-style-name="P7" draw:layer="layout" svg:width="0.6cm" svg:height="0.6cm" svg:x="5.9cm" svg:y="14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6cm" svg:height="0.6cm" svg:x="11.701cm" svg:y="14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5" draw:layer="layout" svg:width="11.2cm" svg:height="1.159cm" svg:x="14.8cm" svg:y="13.64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467cm" svg:height="0.806cm" svg:x="19cm" svg:y="13.9cm">
            <draw:text-box>
              <text:p><text:span text:style-name="T1">Heading</text:span></text:p>
            </draw:text-box>
          </draw:frame>
          <draw:custom-shape draw:style-name="gr20" draw:text-style-name="P7" draw:layer="layout" svg:width="0.898cm" svg:height="0.898cm" svg:x="15.302cm" svg:y="13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0.898cm" svg:height="0.898cm" svg:x="24.803cm" svg:y="13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2" draw:layer="layout" svg:width="7.8cm" svg:height="0.6cm" svg:x="5.3cm" svg:y="17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6.4cm" svg:height="0.6cm" svg:x="5.3cm" svg:y="1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1.1cm" svg:height="0.6cm" svg:x="12cm" svg:y="1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2" draw:layer="layout" svg:width="7.6cm" svg:height="1cm" svg:x="14.8cm" svg:y="15.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2" draw:layer="layout" svg:width="3.4cm" svg:height="1cm" svg:x="22.6cm" svg:y="1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3" draw:layer="layout" svg:width="2.2cm" svg:height="0.276cm" svg:x="1.2cm" svg:y="17.72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6.4cm" svg:height="0.6cm" svg:x="6.7cm" svg:y="16.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1.1cm" svg:height="0.6cm" svg:x="5.3cm" svg:y="16.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2" draw:layer="layout" svg:width="7.8cm" svg:height="0.6cm" svg:x="5.3cm" svg:y="15.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3" draw:layer="layout" svg:width="7.8cm" svg:height="0.6cm" svg:x="5.3cm" svg:y="18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3.6cm" svg:height="1cm" svg:x="20.6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2" draw:layer="layout" svg:width="1.6cm" svg:height="1cm" svg:x="24.4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3.6cm" svg:height="1cm" svg:x="16.6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2" draw:layer="layout" svg:width="1.6cm" svg:height="1cm" svg:x="14.8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3" draw:layer="layout" svg:width="11.2cm" svg:height="2.4cm" svg:x="14.8cm" svg:y="17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1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3.106cm" svg:height="4.136cm" svg:x="0.697cm" svg:y="3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06cm" svg:height="0.713cm" svg:x="0.697cm" svg:y="3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6cm" svg:y="3.528cm">
          <draw:text-box>
            <text:p><text:span text:style-name="T1">Title</text:span></text:p>
          </draw:text-box>
        </draw:frame>
        <draw:g>
          <draw:custom-shape draw:style-name="gr4" draw:text-style-name="P1" draw:layer="layout" svg:width="12.321cm" svg:height="8.091cm" svg:x="14.287cm" svg:y="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2.321cm" svg:height="0.779cm" svg:x="14.287cm" svg:y="1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463cm" svg:height="0.878cm" svg:x="14.287cm" svg:y="1.94cm">
            <draw:text-box>
              <text:p><text:span text:style-name="T2">Title</text:span></text:p>
            </draw:text-box>
          </draw:frame>
          <draw:g>
            <draw:frame draw:style-name="gr6" draw:text-style-name="P3" draw:layer="layout" svg:width="2.465cm" svg:height="0.878cm" svg:x="21.268cm" svg:y="1.94cm">
              <draw:text-box>
                <text:p><text:span text:style-name="T2">Home</text:span></text:p>
              </draw:text-box>
            </draw:frame>
            <draw:frame draw:style-name="gr6" draw:text-style-name="P3" draw:layer="layout" svg:width="2.465cm" svg:height="0.878cm" svg:x="22.993cm" svg:y="1.94cm">
              <draw:text-box>
                <text:p><text:span text:style-name="T2">Data</text:span></text:p>
              </draw:text-box>
            </draw:frame>
            <draw:frame draw:style-name="gr6" draw:text-style-name="P3" draw:layer="layout" svg:width="2.464cm" svg:height="0.878cm" svg:x="24.636cm" svg:y="1.91cm">
              <draw:text-box>
                <text:p><text:span text:style-name="T2">About</text:span></text:p>
              </draw:text-box>
            </draw:frame>
          </draw:g>
        </draw:g>
        <draw:g>
          <draw:custom-shape draw:style-name="gr7" draw:text-style-name="P1" draw:layer="layout" svg:width="8.913cm" svg:height="6.113cm" svg:x="4.58cm" svg:y="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8.913cm" svg:height="0.784cm" svg:x="4.58cm" svg:y="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571cm" svg:height="0.878cm" svg:x="4.58cm" svg:y="2.839cm">
            <draw:text-box>
              <text:p><text:span text:style-name="T2">Title</text:span></text:p>
            </draw:text-box>
          </draw:frame>
          <draw:g>
            <draw:frame draw:style-name="gr6" draw:text-style-name="P3" draw:layer="layout" svg:width="2.571cm" svg:height="0.878cm" svg:x="8.008cm" svg:y="2.839cm">
              <draw:text-box>
                <text:p><text:span text:style-name="T2">Home</text:span></text:p>
              </draw:text-box>
            </draw:frame>
            <draw:frame draw:style-name="gr6" draw:text-style-name="P3" draw:layer="layout" svg:width="2.57cm" svg:height="0.878cm" svg:x="9.808cm" svg:y="2.839cm">
              <draw:text-box>
                <text:p><text:span text:style-name="T2">Data</text:span></text:p>
              </draw:text-box>
            </draw:frame>
            <draw:frame draw:style-name="gr6" draw:text-style-name="P3" draw:layer="layout" svg:width="2.572cm" svg:height="0.878cm" svg:x="11.521cm" svg:y="2.809cm">
              <draw:text-box>
                <text:p><text:span text:style-name="T2">About</text:span></text:p>
              </draw:text-box>
            </draw:frame>
          </draw:g>
        </draw:g>
        <draw:frame draw:style-name="gr9" draw:text-style-name="P4" draw:layer="layout" svg:width="2.193cm" svg:height="1.673cm" svg:x="1.125cm" svg:y="2.553cm">
          <draw:text-box>
            <text:p><text:span text:style-name="T3">Small</text:span></text:p>
          </draw:text-box>
        </draw:frame>
        <draw:frame draw:style-name="gr10" draw:text-style-name="P4" draw:layer="layout" svg:width="2.912cm" svg:height="0.962cm" svg:x="7.686cm" svg:y="1.79cm">
          <draw:text-box>
            <text:p><text:span text:style-name="T3">Medium</text:span></text:p>
          </draw:text-box>
        </draw:frame>
        <draw:frame draw:style-name="gr10" draw:text-style-name="P4" draw:layer="layout" svg:width="2.912cm" svg:height="0.962cm" svg:x="19.043cm" svg:y="0.901cm">
          <draw:text-box>
            <text:p><text:span text:style-name="T3">Large</text:span></text:p>
          </draw:text-box>
        </draw:frame>
        <draw:custom-shape draw:style-name="gr11" draw:text-style-name="P5" draw:layer="layout" svg:width="2.4cm" svg:height="0.587cm" svg:x="0.967cm" svg:y="4.4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4cm" svg:height="2cm" svg:x="0.967cm" svg:y="5.401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1.8cm" svg:height="1.916cm" svg:x="1.2cm" svg:y="5.57cm">
          <draw:text-box>
            <text:p text:style-name="P15"><text:span text:style-name="T1">About Text</text:span></text:p>
          </draw:text-box>
        </draw:frame>
        <draw:frame draw:style-name="gr14" draw:text-style-name="P2" draw:layer="layout" svg:width="2.467cm" svg:height="0.806cm" svg:x="0.9cm" svg:y="4.329cm">
          <draw:text-box>
            <text:p><text:span text:style-name="T1">Heading</text:span></text:p>
          </draw:text-box>
        </draw:frame>
        <draw:custom-shape draw:style-name="gr15" draw:text-style-name="P5" draw:layer="layout" svg:width="7.8cm" svg:height="0.859cm" svg:x="5.2cm" svg:y="3.9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7.8cm" svg:height="3.6cm" svg:x="5.2cm" svg:y="5.001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3.1cm" svg:height="1.361cm" svg:x="7.9cm" svg:y="5.936cm">
          <draw:text-box>
            <text:p><text:span text:style-name="T1">About Text</text:span></text:p>
          </draw:text-box>
        </draw:frame>
        <draw:frame draw:style-name="gr14" draw:text-style-name="P2" draw:layer="layout" svg:width="2.467cm" svg:height="0.806cm" svg:x="8.033cm" svg:y="4.001cm">
          <draw:text-box>
            <text:p><text:span text:style-name="T1">Heading</text:span></text:p>
          </draw:text-box>
        </draw:frame>
        <draw:custom-shape draw:style-name="gr17" draw:text-style-name="P5" draw:layer="layout" svg:width="11cm" svg:height="1.159cm" svg:x="14.8cm" svg:y="3.2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1.2cm" svg:height="4.4cm" svg:x="14.8cm" svg:y="5.001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3cm" svg:height="1.361cm" svg:x="19cm" svg:y="6.401cm">
          <draw:text-box>
            <text:p><text:span text:style-name="T1">About Text</text:span></text:p>
          </draw:text-box>
        </draw:frame>
        <draw:frame draw:style-name="gr14" draw:text-style-name="P2" draw:layer="layout" svg:width="2.467cm" svg:height="0.806cm" svg:x="19cm" svg:y="3.501cm">
          <draw:text-box>
            <text:p><text:span text:style-name="T1">Heading</text:span></text:p>
          </draw:text-box>
        </draw:frame>
        <draw:custom-shape draw:style-name="gr19" draw:text-style-name="P7" draw:layer="layout" svg:width="0.6cm" svg:height="0.6cm" svg:x="5.9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6cm" svg:height="0.6cm" svg:x="11.701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898cm" svg:height="0.898cm" svg:x="15.302cm" svg:y="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898cm" svg:height="0.898cm" svg:x="24.503cm" svg:y="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6cm" svg:height="0.6cm" svg:x="1.2cm" svg:y="11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6" draw:layer="layout" svg:width="4.2cm" svg:height="1.079cm" svg:x="1.6cm" svg:y="11.222cm">
          <draw:text-box>
            <text:p><text:span text:style-name="T6">= League Badges</text:span></text:p>
          </draw:text-box>
        </draw:frame>
        <draw:frame draw:style-name="gr21" draw:text-style-name="P8" draw:layer="layout" svg:width="5.485cm" svg:height="1.195cm" svg:x="1cm" svg:y="0.701cm">
          <draw:text-box>
            <text:p><text:span text:style-name="T4">About Page:</text:span></text:p>
          </draw:text-box>
        </draw:frame>
        <draw:g>
          <draw:custom-shape draw:style-name="gr22" draw:text-style-name="P1" draw:layer="layout" svg:width="0.47cm" svg:height="0.571cm" svg:x="3.254cm" svg:y="3.5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9" draw:layer="layout" svg:x1="3.313cm" svg:y1="3.813cm" svg:x2="3.666cm" svg:y2="3.813cm">
            <text:p/>
          </draw:line>
          <draw:line draw:style-name="gr23" draw:text-style-name="P9" draw:layer="layout" svg:x1="3.313cm" svg:y1="3.885cm" svg:x2="3.666cm" svg:y2="3.885cm">
            <text:p/>
          </draw:line>
          <draw:line draw:style-name="gr23" draw:text-style-name="P9" draw:layer="layout" svg:x1="3.313cm" svg:y1="3.956cm" svg:x2="3.666cm" svg:y2="3.956cm">
            <text:p/>
          </draw:line>
        </draw:g>
        <draw:custom-shape draw:style-name="gr27" draw:text-style-name="P11" draw:layer="layout" svg:width="0.6cm" svg:height="0.6cm" svg:x="1.2cm" svg:y="12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6" draw:layer="layout" svg:width="4.2cm" svg:height="1.079cm" svg:x="1.6cm" svg:y="11.923cm">
          <draw:text-box>
            <text:p><text:span text:style-name="T6">= Reset Buttons</text:span></text:p>
          </draw:text-box>
        </draw:frame>
        <draw:custom-shape draw:style-name="gr45" draw:text-style-name="P12" draw:layer="layout" svg:width="1cm" svg:height="0.6cm" svg:x="1.2cm" svg:y="12.822cm">
          <text:p/>
          <draw:enhanced-geometry svg:viewBox="0 0 21600 21600" draw:type="rectangle" draw:enhanced-path="M 0 0 L 21600 0 21600 21600 0 21600 0 0 Z N"/>
        </draw:custom-shape>
        <draw:frame draw:style-name="gr44" draw:text-style-name="P16" draw:layer="layout" svg:width="4.2cm" svg:height="1.079cm" svg:x="2.1cm" svg:y="12.724cm">
          <draw:text-box>
            <text:p><text:span text:style-name="T6">= Chart</text:span></text:p>
          </draw:text-box>
        </draw:frame>
        <draw:custom-shape draw:style-name="gr46" draw:text-style-name="P13" draw:layer="layout" svg:width="1cm" svg:height="0.6cm" svg:x="1.2cm" svg:y="13.7cm">
          <text:p/>
          <draw:enhanced-geometry svg:viewBox="0 0 21600 21600" draw:type="rectangle" draw:enhanced-path="M 0 0 L 21600 0 21600 21600 0 21600 0 0 Z N"/>
        </draw:custom-shape>
        <draw:frame draw:style-name="gr44" draw:text-style-name="P16" draw:layer="layout" svg:width="4.2cm" svg:height="1.079cm" svg:x="2cm" svg:y="13.621cm">
          <draw:text-box>
            <text:p><text:span text:style-name="T6">= Table</text:span></text:p>
          </draw:text-box>
        </draw:frame>
        <draw:frame draw:style-name="gr44" draw:text-style-name="P18" draw:layer="layout" svg:width="4.2cm" svg:height="1.079cm" svg:x="1cm" svg:y="10.421cm">
          <draw:text-box>
            <text:p text:style-name="P17"><text:span text:style-name="T7">Wireframe Key</text:span></text:p>
          </draw:text-box>
        </draw:frame>
        <presentation:notes draw:style-name="dp2">
          <draw:page-thumbnail draw:style-name="gr41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1:01:20.001000000</meta:creation-date>
    <dc:date>2018-01-21T12:12:05.173000000</dc:date>
    <meta:editing-duration>PT45M12S</meta:editing-duration>
    <meta:editing-cycles>12</meta:editing-cycles>
    <meta:generator>LibreOffice/5.2.5.1$Windows_x86 LibreOffice_project/0312e1a284a7d50ca85a365c316c7abbf20a4d22</meta:generator>
    <meta:document-statistic meta:object-count="187"/>
  </office:meta>
</office:document-meta>
</file>